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7797" officeooo:paragraph-rsid="00007797"/>
    </style:style>
    <style:style style:name="P2" style:family="paragraph" style:parent-style-name="Standard">
      <style:text-properties fo:font-weight="bold" officeooo:rsid="00019a8a" officeooo:paragraph-rsid="0000bf73" style:font-weight-asian="bold" style:font-weight-complex="bold"/>
    </style:style>
    <style:style style:name="P3" style:family="paragraph" style:parent-style-name="Standard">
      <style:text-properties fo:font-weight="bold" officeooo:rsid="001392c1" officeooo:paragraph-rsid="001392c1" style:font-weight-asian="bold" style:font-weight-complex="bold"/>
    </style:style>
    <style:style style:name="P4" style:family="paragraph" style:parent-style-name="Standard">
      <style:text-properties fo:font-weight="bold" officeooo:rsid="0016d6ba" officeooo:paragraph-rsid="001b9e78" style:font-weight-asian="bold" style:font-weight-complex="bold"/>
    </style:style>
    <style:style style:name="P5" style:family="paragraph" style:parent-style-name="Standard">
      <style:text-properties fo:font-weight="bold" officeooo:rsid="001b9e78" officeooo:paragraph-rsid="001b9e78" style:font-weight-asian="bold" style:font-weight-complex="bold"/>
    </style:style>
    <style:style style:name="P6" style:family="paragraph" style:parent-style-name="Standard">
      <style:text-properties officeooo:rsid="00034e00" officeooo:paragraph-rsid="00034e00"/>
    </style:style>
    <style:style style:name="P7" style:family="paragraph" style:parent-style-name="Standard">
      <style:text-properties officeooo:rsid="0006d123" officeooo:paragraph-rsid="0006d123"/>
    </style:style>
    <style:style style:name="P8" style:family="paragraph" style:parent-style-name="Standard">
      <style:text-properties officeooo:rsid="0007079c" officeooo:paragraph-rsid="0007079c"/>
    </style:style>
    <style:style style:name="P9" style:family="paragraph" style:parent-style-name="Standard">
      <style:text-properties officeooo:rsid="00094a26" officeooo:paragraph-rsid="00094a26"/>
    </style:style>
    <style:style style:name="P10" style:family="paragraph" style:parent-style-name="Standard">
      <style:text-properties officeooo:rsid="000be090" officeooo:paragraph-rsid="000be090"/>
    </style:style>
    <style:style style:name="P11" style:family="paragraph" style:parent-style-name="Standard">
      <style:text-properties officeooo:rsid="000d6efb" officeooo:paragraph-rsid="000d6efb"/>
    </style:style>
    <style:style style:name="P12" style:family="paragraph" style:parent-style-name="Standard">
      <style:text-properties officeooo:rsid="000daf50" officeooo:paragraph-rsid="000daf50"/>
    </style:style>
    <style:style style:name="P13" style:family="paragraph" style:parent-style-name="Standard">
      <style:text-properties officeooo:rsid="000eea93" officeooo:paragraph-rsid="000eea93"/>
    </style:style>
    <style:style style:name="P14" style:family="paragraph" style:parent-style-name="Standard">
      <style:text-properties officeooo:rsid="0012c5aa" officeooo:paragraph-rsid="0012c5aa"/>
    </style:style>
    <style:style style:name="P15" style:family="paragraph" style:parent-style-name="Standard" style:list-style-name="L1">
      <style:text-properties fo:font-weight="bold" officeooo:rsid="00019a8a" officeooo:paragraph-rsid="0000bf73" style:font-weight-asian="bold" style:font-weight-complex="bold"/>
    </style:style>
    <style:style style:name="P16" style:family="paragraph" style:parent-style-name="Standard" style:list-style-name="L1">
      <style:text-properties fo:font-weight="bold" officeooo:rsid="00110246" officeooo:paragraph-rsid="0000bf73" style:font-weight-asian="bold" style:font-weight-complex="bold"/>
    </style:style>
    <style:style style:name="P17" style:family="paragraph" style:parent-style-name="Standard" style:list-style-name="L1">
      <style:text-properties fo:font-weight="bold" officeooo:rsid="0004626e" officeooo:paragraph-rsid="0000bf73" style:font-weight-asian="bold" style:font-weight-complex="bold"/>
    </style:style>
    <style:style style:name="P18" style:family="paragraph" style:parent-style-name="Standard" style:list-style-name="L1">
      <style:text-properties fo:font-weight="bold" officeooo:rsid="0005fafd" officeooo:paragraph-rsid="0000bf73" style:font-weight-asian="bold" style:font-weight-complex="bold"/>
    </style:style>
    <style:style style:name="P19" style:family="paragraph" style:parent-style-name="Standard" style:list-style-name="L1">
      <style:text-properties fo:font-weight="bold" officeooo:rsid="000b6da0" officeooo:paragraph-rsid="0000bf73" style:font-weight-asian="bold" style:font-weight-complex="bold"/>
    </style:style>
    <style:style style:name="P20" style:family="paragraph" style:parent-style-name="Standard" style:list-style-name="L1">
      <style:text-properties fo:font-weight="bold" officeooo:rsid="000e3c9a" officeooo:paragraph-rsid="0000bf73" style:font-weight-asian="bold" style:font-weight-complex="bold"/>
    </style:style>
    <style:style style:name="P21" style:family="paragraph" style:parent-style-name="Standard" style:list-style-name="L1">
      <style:text-properties fo:font-weight="bold" officeooo:rsid="000f6310" officeooo:paragraph-rsid="0000bf73" style:font-weight-asian="bold" style:font-weight-complex="bold"/>
    </style:style>
    <style:style style:name="P22" style:family="paragraph" style:parent-style-name="Standard" style:list-style-name="L1">
      <style:text-properties fo:font-weight="bold" officeooo:rsid="001254bc" officeooo:paragraph-rsid="0000bf73" style:font-weight-asian="bold" style:font-weight-complex="bold"/>
    </style:style>
    <style:style style:name="P23" style:family="paragraph" style:parent-style-name="Standard" style:list-style-name="L1">
      <style:text-properties fo:font-weight="bold" officeooo:rsid="00134b01" officeooo:paragraph-rsid="0000bf73" style:font-weight-asian="bold" style:font-weight-complex="bold"/>
    </style:style>
    <style:style style:name="P24" style:family="paragraph" style:parent-style-name="Standard" style:list-style-name="L1">
      <style:text-properties fo:font-weight="bold" officeooo:rsid="001532a2" officeooo:paragraph-rsid="0000bf73" style:font-weight-asian="bold" style:font-weight-complex="bold"/>
    </style:style>
    <style:style style:name="P25" style:family="paragraph" style:parent-style-name="Standard" style:list-style-name="L1">
      <style:text-properties fo:font-weight="bold" officeooo:rsid="0015a439" officeooo:paragraph-rsid="0000bf73" style:font-weight-asian="bold" style:font-weight-complex="bold"/>
    </style:style>
    <style:style style:name="P26" style:family="paragraph" style:parent-style-name="Standard" style:list-style-name="L1">
      <style:text-properties fo:font-weight="bold" officeooo:rsid="00190fa1" officeooo:paragraph-rsid="0000bf73" style:font-weight-asian="bold" style:font-weight-complex="bold"/>
    </style:style>
    <style:style style:name="P27" style:family="paragraph" style:parent-style-name="Standard" style:list-style-name="L1">
      <style:text-properties fo:font-weight="bold" officeooo:rsid="001cc568" officeooo:paragraph-rsid="0000bf73" style:font-weight-asian="bold" style:font-weight-complex="bold"/>
    </style:style>
    <style:style style:name="P28" style:family="paragraph" style:parent-style-name="Standard" style:list-style-name="L1">
      <style:text-properties fo:font-weight="bold" officeooo:rsid="001d0cbd" officeooo:paragraph-rsid="0000bf73" style:font-weight-asian="bold" style:font-weight-complex="bold"/>
    </style:style>
    <style:style style:name="P29" style:family="paragraph" style:parent-style-name="Standard" style:list-style-name="L1">
      <style:text-properties fo:font-weight="bold" officeooo:rsid="002108d5" officeooo:paragraph-rsid="0000bf73" style:font-weight-asian="bold" style:font-weight-complex="bold"/>
    </style:style>
    <style:style style:name="P30" style:family="paragraph" style:parent-style-name="Standard" style:list-style-name="L6">
      <style:text-properties fo:font-weight="bold" officeooo:rsid="001d602e" officeooo:paragraph-rsid="001d602e" style:font-weight-asian="bold" style:font-weight-complex="bold"/>
    </style:style>
    <style:style style:name="P31" style:family="paragraph" style:parent-style-name="Standard">
      <style:text-properties fo:font-weight="bold" officeooo:rsid="001f2216" officeooo:paragraph-rsid="001f2216" style:font-weight-asian="bold" style:font-weight-complex="bold"/>
    </style:style>
    <style:style style:name="P32" style:family="paragraph" style:parent-style-name="Standard" style:list-style-name="L1">
      <style:text-properties fo:font-weight="normal" officeooo:rsid="0002fba8" officeooo:paragraph-rsid="0000bf73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09fb51" officeooo:paragraph-rsid="0000bf73" style:font-weight-asian="normal" style:font-weight-complex="normal"/>
    </style:style>
    <style:style style:name="P34" style:family="paragraph" style:parent-style-name="Standard" style:list-style-name="L1">
      <style:text-properties fo:font-weight="normal" officeooo:rsid="000384df" officeooo:paragraph-rsid="0000bf73" style:font-weight-asian="normal" style:font-weight-complex="normal"/>
    </style:style>
    <style:style style:name="P35" style:family="paragraph" style:parent-style-name="Standard" style:list-style-name="L1">
      <style:text-properties fo:font-weight="normal" officeooo:rsid="0004626e" officeooo:paragraph-rsid="0000bf73" style:font-weight-asian="normal" style:font-weight-complex="normal"/>
    </style:style>
    <style:style style:name="P36" style:family="paragraph" style:parent-style-name="Standard">
      <style:text-properties fo:font-weight="normal" officeooo:rsid="00015a73" officeooo:paragraph-rsid="00015a73" style:font-weight-asian="normal" style:font-weight-complex="normal"/>
    </style:style>
    <style:style style:name="P37" style:family="paragraph" style:parent-style-name="Standard">
      <style:text-properties fo:font-weight="normal" officeooo:rsid="00052332" officeooo:paragraph-rsid="00034e00" style:font-weight-asian="normal" style:font-weight-complex="normal"/>
    </style:style>
    <style:style style:name="P38" style:family="paragraph" style:parent-style-name="Standard">
      <style:text-properties fo:font-weight="normal" officeooo:rsid="0006d123" officeooo:paragraph-rsid="0006d123" style:font-weight-asian="normal" style:font-weight-complex="normal"/>
    </style:style>
    <style:style style:name="P39" style:family="paragraph" style:parent-style-name="Standard" style:list-style-name="L1">
      <style:text-properties fo:font-style="normal" fo:font-weight="normal" officeooo:rsid="000d3585" officeooo:paragraph-rsid="0000bf73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style:text-properties fo:font-style="normal" fo:font-weight="normal" officeooo:rsid="001532a2" officeooo:paragraph-rsid="0000bf73" style:font-style-asian="normal" style:font-weight-asian="normal" style:font-style-complex="normal" style:font-weight-complex="normal"/>
    </style:style>
    <style:style style:name="P41" style:family="paragraph" style:parent-style-name="Standard" style:list-style-name="L1">
      <style:text-properties fo:font-style="normal" fo:font-weight="normal" officeooo:rsid="0015a439" officeooo:paragraph-rsid="0000bf73" style:font-style-asian="normal" style:font-weight-asian="normal" style:font-style-complex="normal" style:font-weight-complex="normal"/>
    </style:style>
    <style:style style:name="P42" style:family="paragraph" style:parent-style-name="Standard" style:list-style-name="L1">
      <style:text-properties fo:font-style="normal" fo:font-weight="normal" officeooo:rsid="001cc568" officeooo:paragraph-rsid="0000bf73" style:font-style-asian="normal" style:font-weight-asian="normal" style:font-style-complex="normal" style:font-weight-complex="normal"/>
    </style:style>
    <style:style style:name="P43" style:family="paragraph" style:parent-style-name="Standard" style:list-style-name="L1">
      <style:text-properties fo:font-style="normal" fo:font-weight="normal" officeooo:rsid="001d1e2a" officeooo:paragraph-rsid="0000bf73" style:font-style-asian="normal" style:font-weight-asian="normal" style:font-style-complex="normal" style:font-weight-complex="normal"/>
    </style:style>
    <style:style style:name="P44" style:family="paragraph" style:parent-style-name="Standard" style:list-style-name="L1">
      <style:text-properties fo:font-style="normal" fo:font-weight="normal" officeooo:rsid="001ed8ee" officeooo:paragraph-rsid="0000bf73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text-properties fo:font-style="normal" fo:font-weight="normal" officeooo:rsid="0002725e" officeooo:paragraph-rsid="0002725e" style:font-style-asian="normal" style:font-weight-asian="normal" style:font-style-complex="normal" style:font-weight-complex="normal"/>
    </style:style>
    <style:style style:name="P46" style:family="paragraph" style:parent-style-name="Standard" style:list-style-name="L1">
      <style:text-properties fo:font-style="normal" fo:font-weight="normal" officeooo:rsid="0020c9cd" officeooo:paragraph-rsid="0000bf73" style:font-style-asian="normal" style:font-weight-asian="normal" style:font-style-complex="normal" style:font-weight-complex="normal"/>
    </style:style>
    <style:style style:name="P47" style:family="paragraph" style:parent-style-name="Standard" style:list-style-name="L1">
      <style:text-properties fo:font-style="normal" fo:font-weight="normal" officeooo:rsid="002108d5" officeooo:paragraph-rsid="0000bf73" style:font-style-asian="normal" style:font-weight-asian="normal" style:font-style-complex="normal" style:font-weight-complex="normal"/>
    </style:style>
    <style:style style:name="P48" style:family="paragraph" style:parent-style-name="Standard" style:list-style-name="L1">
      <style:text-properties fo:font-style="normal" fo:font-weight="normal" officeooo:rsid="0022e6ee" officeooo:paragraph-rsid="0000bf73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22e6ee" officeooo:paragraph-rsid="0000bf73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015a73" officeooo:paragraph-rsid="0000bf73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0f197c" officeooo:paragraph-rsid="000f197c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0f48a8" officeooo:paragraph-rsid="000f48a8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10e733" officeooo:paragraph-rsid="0010e733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style:text-underline-style="none" fo:font-weight="normal" officeooo:rsid="0012c5aa" officeooo:paragraph-rsid="0012c5aa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style:text-underline-style="none" fo:font-weight="normal" officeooo:rsid="001392c1" officeooo:paragraph-rsid="001392c1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style:text-underline-style="none" fo:font-weight="normal" officeooo:rsid="00153a57" officeooo:paragraph-rsid="00153a57" style:font-style-asian="normal" style:font-weight-asian="normal" style:font-style-complex="normal" style:font-weight-complex="normal"/>
    </style:style>
    <style:style style:name="P57" style:family="paragraph" style:parent-style-name="Standard" style:list-style-name="L5">
      <style:text-properties fo:font-style="normal" style:text-underline-style="none" fo:font-weight="normal" officeooo:rsid="00153a57" officeooo:paragraph-rsid="00153a57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style:text-underline-style="none" fo:font-weight="normal" officeooo:rsid="00197156" officeooo:paragraph-rsid="001b9e78" style:font-style-asian="normal" style:font-weight-asian="normal" style:font-style-complex="normal" style:font-weight-complex="normal"/>
    </style:style>
    <style:style style:name="P59" style:family="paragraph" style:parent-style-name="Standard" style:list-style-name="L6">
      <style:text-properties fo:font-style="normal" style:text-underline-style="none" fo:font-weight="normal" officeooo:rsid="001d602e" officeooo:paragraph-rsid="001d602e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style:text-underline-style="none" fo:font-weight="normal" officeooo:rsid="001d602e" officeooo:paragraph-rsid="001d602e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text-underline-style="none" fo:font-weight="normal" officeooo:rsid="0007079c" officeooo:paragraph-rsid="0007079c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0857ba" officeooo:paragraph-rsid="0007079c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094a26" officeooo:paragraph-rsid="00094a26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0be090" officeooo:paragraph-rsid="000be090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0d6efb" officeooo:paragraph-rsid="000d6efb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0daf50" officeooo:paragraph-rsid="000daf50" style:font-weight-asian="normal" style:font-weight-complex="normal"/>
    </style:style>
    <style:style style:name="P67" style:family="paragraph" style:parent-style-name="Standard" style:list-style-name="L2">
      <style:text-properties officeooo:rsid="000daf50" officeooo:paragraph-rsid="000daf50"/>
    </style:style>
    <style:style style:name="P68" style:family="paragraph" style:parent-style-name="Standard" style:list-style-name="L3">
      <style:text-properties officeooo:rsid="000eea93" officeooo:paragraph-rsid="000eea93"/>
    </style:style>
    <style:style style:name="P69" style:family="paragraph" style:parent-style-name="Standard" style:list-style-name="L3">
      <style:text-properties officeooo:rsid="000f197c" officeooo:paragraph-rsid="000f197c"/>
    </style:style>
    <style:style style:name="P70" style:family="paragraph" style:parent-style-name="Standard" style:list-style-name="L4">
      <style:text-properties officeooo:rsid="000f48a8" officeooo:paragraph-rsid="000f48a8"/>
    </style:style>
    <style:style style:name="P71" style:family="paragraph" style:parent-style-name="Standard" style:list-style-name="L4">
      <style:text-properties officeooo:rsid="0010e733" officeooo:paragraph-rsid="0010e733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3786c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69657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71ac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90fa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a6f7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b0954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1f6c1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3786c" style:font-style-asian="normal" style:font-style-complex="normal"/>
    </style:style>
    <style:style style:name="T11" style:family="text">
      <style:text-properties fo:font-style="normal" officeooo:rsid="001b0954" style:font-style-asian="normal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text-underline-style="none" officeooo:rsid="00197156" style:font-style-asian="normal" style:font-style-complex="normal"/>
    </style:style>
    <style:style style:name="T14" style:family="text">
      <style:text-properties fo:font-style="normal" style:text-underline-style="none" officeooo:rsid="001c1382" style:font-style-asian="normal" style:font-style-complex="normal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77a53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97156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a6f17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1c1382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a95bb" style:font-weight-asian="normal" style:font-weight-complex="normal"/>
    </style:style>
    <style:style style:name="T24" style:family="text">
      <style:text-properties fo:font-weight="normal" officeooo:rsid="0007bb51" style:font-weight-asian="normal" style:font-weight-complex="normal"/>
    </style:style>
    <style:style style:name="T25" style:family="text">
      <style:text-properties fo:font-weight="normal" officeooo:rsid="00052332" style:font-weight-asian="normal" style:font-weight-complex="normal"/>
    </style:style>
    <style:style style:name="T26" style:family="text">
      <style:text-properties fo:font-weight="normal" officeooo:rsid="000b1753" style:font-weight-asian="normal" style:font-weight-complex="normal"/>
    </style:style>
    <style:style style:name="T27" style:family="text">
      <style:text-properties officeooo:rsid="0002fba8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0857ba" style:font-weight-asian="normal" style:font-weight-complex="normal"/>
    </style:style>
    <style:style style:name="T31" style:family="text">
      <style:text-properties style:text-underline-style="none" fo:font-weight="normal" officeooo:rsid="000f48a8" style:font-weight-asian="normal" style:font-weight-complex="normal"/>
    </style:style>
    <style:style style:name="T32" style:family="text">
      <style:text-properties style:text-underline-style="none" fo:font-weight="bold" style:font-weight-asian="bold" style:font-weight-complex="bold"/>
    </style:style>
    <style:style style:name="T33" style:family="text">
      <style:text-properties style:text-underline-style="none" fo:font-weight="bold" officeooo:rsid="000857ba" style:font-weight-asian="bold" style:font-weight-complex="bold"/>
    </style:style>
    <style:style style:name="T34" style:family="text">
      <style:text-properties style:text-underline-style="none" fo:font-weight="bold" officeooo:rsid="000f48a8" style:font-weight-asian="bold" style:font-weight-complex="bold"/>
    </style:style>
    <style:style style:name="T35" style:family="text">
      <style:text-properties officeooo:rsid="0007bb51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RCOSUL<text:span text:style-name="T22">:</text:span></text:p>
      <text:list xml:id="list1306029798" text:style-name="L1">
        <text:list-item>
          <text:p text:style-name="P15">Trata<text:span text:style-name="T27">d</text:span>o de Assunção<text:span text:style-name="T22"> → constituiu o bloco;</text:span></text:p>
        </text:list-item>
        <text:list-item>
          <text:p text:style-name="P32">Tratado de Assunção foi motivado por aspectos econômico-comerciais;</text:p>
        </text:list-item>
        <text:list-item>
          <text:p text:style-name="P33">Tratado de Assunção → qualquer membro da ALADI pode aderir ao MERCOSUL;</text:p>
        </text:list-item>
        <text:list-item>
          <text:p text:style-name="P16"><text:span text:style-name="T22">objetiva </text:span>mercado comum<text:span text:style-name="T22">, mas atualmente é </text:span><text:span text:style-name="T28">união aduaneira imperfeita</text:span><text:span text:style-name="T29">;</text:span></text:p>
        </text:list-item>
        <text:list-item>
          <text:p text:style-name="P34">2006 → protocolo de adesão da VE, mas PY não ratificou;</text:p>
        </text:list-item>
        <text:list-item>
          <text:p text:style-name="P35">2012 → Fernando Lugo foi destituído do PY, Protocolo de Ushuaia suspendeu o PY, VE aderiu;</text:p>
        </text:list-item>
        <text:list-item>
          <text:p text:style-name="P35">2014 → PY voltou ao bloco;</text:p>
        </text:list-item>
        <text:list-item>
          <text:p text:style-name="P35">2016 → VE suspensa, por não cumprir obrigações de adesão;</text:p>
        </text:list-item>
        <text:list-item>
          <text:p text:style-name="P35">2017 → Protocolo de Ushuaia invocado para suspender VE por ruptura da ordem democrática;</text:p>
        </text:list-item>
        <text:list-item>
          <text:p text:style-name="P35">categorias de membros:</text:p>
          <text:list>
            <text:list-item>
              <text:p text:style-name="P17">efetivos<text:span text:style-name="T22"> → AR, BR, UR, PY;</text:span></text:p>
            </text:list-item>
            <text:list-item>
              <text:p text:style-name="P17">efetivo suspenso<text:span text:style-name="T22"> → VE;</text:span></text:p>
            </text:list-item>
            <text:list-item>
              <text:p text:style-name="P17">associados<text:span text:style-name="T22"> → </text:span><text:span text:style-name="T23">BO, </text:span><text:span text:style-name="T22">CL, EC, PE, CO, Guiana, Suriname;</text:span></text:p>
            </text:list-item>
            <text:list-item>
              <text:p text:style-name="P17">em adesão<text:span text:style-name="T22"> → BO;</text:span></text:p>
            </text:list-item>
          </text:list>
        </text:list-item>
        <text:list-item>
          <text:p text:style-name="P18"><text:span text:style-name="T22">associados participam das reuniões, mas </text:span>sem<text:span text:style-name="T22"> direito a voto, </text:span><text:span text:style-name="T35">não</text:span><text:span text:style-name="T24"> usam a TEC, </text:span><text:span text:style-name="T35">nem</text:span><text:span text:style-name="T24"> se vinculam às normas emanadas dos órgãos decisórios do bloco;</text:span></text:p>
        </text:list-item>
        <text:list-item>
          <text:p text:style-name="P19"><text:span text:style-name="T24">m</text:span><text:span text:style-name="T22">embros podem aplicar medidas </text:span><text:span text:style-name="T36">antidumping</text:span><text:span text:style-name="T1"> e compensatórias uns contra os outros;</text:span></text:p>
        </text:list-item>
        <text:list-item>
          <text:p text:style-name="P39">Brasil x Argentina → possível aplicar medida de salvaguarda pelo Mecanismo de Adaptação Competitiva (MAC);</text:p>
        </text:list-item>
        <text:list-item>
          <text:p text:style-name="P20"><text:span text:style-name="T1">ainda </text:span><text:span text:style-name="T9">não há</text:span><text:span text:style-name="T1"> livre circulação de serviços (Protocolo de Montevidéu previu que houvesse até 2015...);</text:span></text:p>
        </text:list-item>
        <text:list-item>
          <text:p text:style-name="P21"><text:span text:style-name="T1">ainda </text:span><text:span text:style-name="T9">não há</text:span><text:span text:style-name="T1"> livre circulação dos fatores de produção (mas há iniciativas como a Declaração Sociolaboral do MERCOSUL e o Acordo Multilateral de Seguridade Social do MERCOSUL);</text:span></text:p>
        </text:list-item>
        <text:list-item>
          <text:p text:style-name="P22"><text:span text:style-name="T1">há sistema </text:span><text:span text:style-name="T9">provisório</text:span><text:span text:style-name="T1"> de solução de controvérsias;</text:span></text:p>
        </text:list-item>
        <text:list-item>
          <text:p text:style-name="P23"><text:span text:style-name="T1">Estrutura institucional </text:span><text:span text:style-name="T9">provisória</text:span><text:span text:style-name="T1"> do MERCOSUL segundo o </text:span><text:span text:style-name="T9">Tratado de Assunção</text:span><text:span text:style-name="T1">:</text:span></text:p>
          <text:list>
            <text:list-item>
              <text:p text:style-name="P23"><text:span text:style-name="T9">Conselho do Mercado Comum (CMC)</text:span><text:span text:style-name="T1">;</text:span></text:p>
            </text:list-item>
            <text:list-item>
              <text:p text:style-name="P23"><text:span text:style-name="T9">Grupo Mercado Comum</text:span><text:span text:style-name="T1">;</text:span></text:p>
            </text:list-item>
          </text:list>
        </text:list-item>
        <text:list-item>
          <text:p text:style-name="P24"><text:span text:style-name="T1">Protocolo de Ouro Preto →</text:span><text:span text:style-name="T2"> estrutura institucional </text:span><text:span text:style-name="T10">definitiva</text:span><text:span text:style-name="T1">:</text:span></text:p>
          <text:list>
            <text:list-item>
              <text:p text:style-name="P40">conferiu a estrutura institucional personalidade jurídica de direito internacional público;</text:p>
            </text:list-item>
            <text:list-item>
              <text:p text:style-name="P25"><text:span text:style-name="T1">CMC →</text:span><text:span text:style-name="T3"> pode criar ou extinguir órgãos, novos ou </text:span><text:span text:style-name="T4">mesmo os já </text:span><text:span text:style-name="T3">existentes;</text:span></text:p>
            </text:list-item>
            <text:list-item>
              <text:p text:style-name="P41">GMC;</text:p>
            </text:list-item>
            <text:list-item>
              <text:p text:style-name="P25"><text:span text:style-name="T1">Comissão de Comércio do MERCOSUL </text:span><text:span text:style-name="T5">(CCM)</text:span><text:span text:style-name="T1">;</text:span></text:p>
            </text:list-item>
            <text:list-item>
              <text:p text:style-name="P41">Comissão Parlamentar Conjunta;</text:p>
            </text:list-item>
            <text:list-item>
              <text:p text:style-name="P41">Foro Consultivo Econômico-Social;</text:p>
            </text:list-item>
            <text:list-item>
              <text:p text:style-name="P41">Secretaria Administrativa do MERCOSUL;</text:p>
            </text:list-item>
            <text:list-item>
              <text:p text:style-name="P26"><text:span text:style-name="T1">órgãos decisórios → CMC, GMC, CCM →</text:span><text:span text:style-name="T6"> têm natureza intergovernamental </text:span><text:span text:style-name="T7">→ decisões tomadas por </text:span><text:span text:style-name="T11">consenso</text:span><text:span text:style-name="T7">;</text:span></text:p>
            </text:list-item>
          </text:list>
        </text:list-item>
        <text:list-item>
          <text:p text:style-name="P27"><text:span text:style-name="T7">C</text:span><text:span text:style-name="T1">MC:</text:span></text:p>
          <text:list>
            <text:list-item>
              <text:p text:style-name="P42">condução política;</text:p>
            </text:list-item>
            <text:list-item>
              <text:p text:style-name="P42">integrado por Ministros das Relações Exteriores e Ministros da Economia ou equivalentes;</text:p>
            </text:list-item>
            <text:list-item>
              <text:p text:style-name="P28"><text:span text:style-name="T1">reunião mínima de 1 vez por semestre, com participação dos Presidentes dos Estados-parte (</text:span><text:span text:style-name="T9">Reuniões de Cúpula</text:span><text:span text:style-name="T1">);</text:span></text:p>
            </text:list-item>
            <text:list-item>
              <text:p text:style-name="P43">decisões são obrigatórias aos Estados-parte;</text:p>
            </text:list-item>
          </text:list>
        </text:list-item>
        <text:list-item>
          <text:p text:style-name="P44">GMC:</text:p>
          <text:list>
            <text:list-item>
              <text:p text:style-name="P44">órgão executivo;</text:p>
            </text:list-item>
            <text:list-item>
              <text:p text:style-name="P45"><text:soft-page-break/>aprovação do orçamento e da prestação de contas anual apresentada pela Secretaria do MERCOSUL;</text:p>
            </text:list-item>
            <text:list-item>
              <text:p text:style-name="P44">4 titulares + 4 subalternos por país, sendo obrigatoriamente representantes do MRE, ME e BACEN ou equivalentes;</text:p>
            </text:list-item>
          </text:list>
        </text:list-item>
        <text:list-item>
          <text:p text:style-name="P46">CCM:</text:p>
          <text:list>
            <text:list-item>
              <text:p text:style-name="P46">velar pela aplicação dos instrumentos de política comercial comum;</text:p>
            </text:list-item>
            <text:list-item>
              <text:p text:style-name="P47">composto por MRE;</text:p>
            </text:list-item>
            <text:list-item>
              <text:p text:style-name="P47">possui natureza técnica;</text:p>
            </text:list-item>
          </text:list>
        </text:list-item>
        <text:list-item>
          <text:p text:style-name="P29"><text:span text:style-name="T1">Parlamento do MERCOSUL </text:span><text:span text:style-name="T8">(Parlasul)</text:span><text:span text:style-name="T1">:</text:span></text:p>
          <text:list>
            <text:list-item>
              <text:p text:style-name="P48">unicameral;</text:p>
            </text:list-item>
            <text:list-item>
              <text:p text:style-name="P48">agilizar os procedimentos internos para a entrada em vigor de normas no âmbito do MERCOSUL.</text:p>
            </text:list-item>
          </text:list>
        </text:list-item>
      </text:list>
      <text:p text:style-name="P49"/>
      <text:p text:style-name="P50"><text:span text:style-name="T38">Órgãos decisórios</text:span><text:span text:style-name="T22"> do MERCOSUL (CMC</text:span>, GMC e CCM) tomam suas decisões mediante <text:span text:style-name="T38">consenso</text:span><text:span text:style-name="T22">.</text:span></text:p>
      <text:p text:style-name="P36"/>
      <text:p text:style-name="P6"><text:span text:style-name="T22">CMC é integrado pelos MREs e MEs, </text:span><text:span text:style-name="T25">ou equivalentes.</text:span></text:p>
      <text:p text:style-name="P37"/>
      <text:p text:style-name="P7"><text:span text:style-name="T26">Todos os órgãos do MERCOSUL </text:span><text:span text:style-name="T22">são </text:span><text:span text:style-name="T38">intergovernamentais</text:span><text:span text:style-name="T22">.</text:span></text:p>
      <text:p text:style-name="P38"/>
      <text:p text:style-name="P8"><text:span text:style-name="T22">O </text:span><text:span text:style-name="T32">sistema de solução de controvérsias </text:span><text:span text:style-name="T29">do MERCOSUL foi estabelecido pelo </text:span><text:span text:style-name="T32">Protocolo de Olivos</text:span><text:span text:style-name="T29">.</text:span></text:p>
      <text:p text:style-name="P61"/>
      <text:p text:style-name="P8"><text:span text:style-name="T29">O </text:span><text:span text:style-name="T32">Protocolo de Ouro Preto</text:span><text:span text:style-name="T29"> deu </text:span><text:span text:style-name="T32">PJ</text:span><text:span text:style-name="T29"> ao MERCOSUL e definiu </text:span><text:span text:style-name="T30">sua</text:span><text:span text:style-name="T29"> </text:span><text:span text:style-name="T32">estrutura institucional </text:span><text:span text:style-name="T33">definitiva</text:span><text:span text:style-name="T30">.</text:span></text:p>
      <text:p text:style-name="P62"/>
      <text:p text:style-name="P9"><text:span text:style-name="T30">A </text:span><text:span text:style-name="T29">Comissão Parlamentar Conjunta (CPC) foi criada pelo Protocolo de Ouro Preto, </text:span><text:span text:style-name="T32">mas não existe mais</text:span><text:span text:style-name="T29">, foi substituída pelo Parlamento do MERCOSUL.</text:span></text:p>
      <text:p text:style-name="P63"/>
      <text:p text:style-name="P10"><text:span text:style-name="T29">A CPC </text:span><text:span text:style-name="T32">não</text:span><text:span text:style-name="T29"> possuía representação proporcional ao número de habitantes de cada Estado-parte.</text:span></text:p>
      <text:p text:style-name="P64"/>
      <text:p text:style-name="P11"><text:span text:style-name="T29">No </text:span><text:span text:style-name="T32">Protocolo Constitutivo do Parlamento do MERCOSUL</text:span><text:span text:style-name="T29"> há expressamente o princípio do tratamento especial e diferenciado a países de economias menores.</text:span></text:p>
      <text:p text:style-name="P65"/>
      <text:p text:style-name="P12"><text:span text:style-name="T29">Cálculo da </text:span><text:span text:style-name="T32">margem de preferência</text:span><text:span text:style-name="T29">:</text:span></text:p>
      <text:list xml:id="list3372809567" text:style-name="L2">
        <text:list-item>
          <text:p text:style-name="P67"><text:span text:style-name="T29">na </text:span><text:span text:style-name="T32">OMC</text:span><text:span text:style-name="T29"> → ex.: II = 30%, margem = 10% → imposto devido = 30%-10% = 20%;</text:span></text:p>
        </text:list-item>
        <text:list-item>
          <text:p text:style-name="P67"><text:span text:style-name="T29">na </text:span><text:span text:style-name="T32">ALADI</text:span><text:span text:style-name="T29"> → ex.: II = 30%, margem = 10% → imposto devido = 30% - 30% x 10% = 27%.</text:span></text:p>
        </text:list-item>
      </text:list>
      <text:p text:style-name="P66"/>
      <text:p text:style-name="P13"><text:span text:style-name="T29">No </text:span><text:span text:style-name="T31">comércio </text:span><text:span text:style-name="T34">intrabloco</text:span><text:span text:style-name="T31"> do </text:span><text:span text:style-name="T29">MERCOSUL:</text:span></text:p>
      <text:list xml:id="list626758021" text:style-name="L3">
        <text:list-item>
          <text:p text:style-name="P68"><text:span text:style-name="T29">direitos </text:span><text:span text:style-name="T37">antidumping</text:span><text:span text:style-name="T15"> e medidas compensatórias → permitida a aplicação </text:span><text:span text:style-name="T20">entre membros</text:span><text:span text:style-name="T15">; [o que vai contra o Art. XXIV do GATT…]</text:span></text:p>
        </text:list-item>
        <text:list-item>
          <text:p text:style-name="P69"><text:span text:style-name="T15">medidas de salvaguarda → permitida</text:span><text:span text:style-name="T20"> </text:span><text:span text:style-name="T15">entre Brasil x Argentina, ao amparo do MAC.</text:span></text:p>
        </text:list-item>
      </text:list>
      <text:p text:style-name="P51"/>
      <text:p text:style-name="P52">No comércio MERCOSUL x terceiros países:</text:p>
      <text:list xml:id="list4014968824" text:style-name="L4">
        <text:list-item>
          <text:p text:style-name="P70"><text:span text:style-name="T20">em teoria</text:span><text:span text:style-name="T15">, direitos </text:span><text:span text:style-name="T37">antidumping</text:span><text:span text:style-name="T15"> e medidas compensatórias deveriam ser aplicadas </text:span><text:span text:style-name="T20">em bloco</text:span><text:span text:style-name="T15">;</text:span></text:p>
        </text:list-item>
        <text:list-item>
          <text:p text:style-name="P70"><text:span text:style-name="T20">na prática</text:span><text:span text:style-name="T15">, cada país do bloco, </text:span><text:span text:style-name="T20">individualmente</text:span><text:span text:style-name="T15">, aplica direitos </text:span><text:span text:style-name="T37">antidumping</text:span><text:span text:style-name="T15"> e medidas compensatórias contra terceiros países;</text:span></text:p>
        </text:list-item>
        <text:list-item>
          <text:p text:style-name="P71"><text:span text:style-name="T15">quanto a </text:span><text:span text:style-name="T21">medidas de salvaguarda</text:span><text:span text:style-name="T15">, </text:span><text:span text:style-name="T20">já existe</text:span><text:span text:style-name="T15"> possibilidade de aplicação unificada pelo MERCOSUL contra terceiros países (Decisão CMC 17/96).</text:span></text:p>
        </text:list-item>
      </text:list>
      <text:p text:style-name="P53"><text:soft-page-break/></text:p>
      <text:p text:style-name="P14"><text:span text:style-name="T15">Entendimento da ESAF → MAC </text:span><text:span text:style-name="T20">não</text:span><text:span text:style-name="T15"> pode ser considerado como barreira comercial intra-MERCOSUL, pois trata-se de </text:span><text:span text:style-name="T21">mecanismo bilateral</text:span><text:span text:style-name="T15"> existente entre Brasil e Argentina.</text:span></text:p>
      <text:p text:style-name="P54"/>
      <text:p text:style-name="P3"><text:span text:style-name="T12">Protocolo de Montevidéu</text:span><text:span text:style-name="T15"> → liberalização do comércio </text:span><text:span text:style-name="T12">de serviços</text:span><text:span text:style-name="T15"> no MERCOSUL.</text:span></text:p>
      <text:p text:style-name="P55"/>
      <text:p text:style-name="P56">Exceções à TEC:</text:p>
      <text:list xml:id="list3249744809" text:style-name="L5">
        <text:list-item>
          <text:p text:style-name="P57">Brasil e Argentina → até final de 2021 → 100 códigos;</text:p>
        </text:list-item>
        <text:list-item>
          <text:p text:style-name="P57">Uruguai → até final de 2022 → 225 códigos;</text:p>
        </text:list-item>
        <text:list-item>
          <text:p text:style-name="P57">Venezuela → até final de 2016 → 260 códigos</text:p>
        </text:list-item>
        <text:list-item>
          <text:p text:style-name="P57">Venezuela → até final de 2017 → 160 códigos;</text:p>
        </text:list-item>
        <text:list-item>
          <text:p text:style-name="P57">Paraguai → até final de 2023 → 649 códigos.</text:p>
        </text:list-item>
      </text:list>
      <text:p text:style-name="P4"><text:span text:style-name="T15">Países podem modificar, </text:span><text:span text:style-name="T12">a cada 6 meses</text:span><text:span text:style-name="T15">, </text:span><text:span text:style-name="T12">até 20%</text:span><text:span text:style-name="T15"> d</text:span><text:span text:style-name="T16">esses</text:span><text:span text:style-name="T15"> códigos tarifários, </text:span><text:span text:style-name="T17">e devem </text:span><text:span text:style-name="T13">valorizar a oferta exportável</text:span><text:span text:style-name="T17"> existente no MERCOSUL </text:span><text:span text:style-name="T18">(não cobrar alíquota inferior ao do parceiro no bloco)</text:span><text:span text:style-name="T17">.</text:span></text:p>
      <text:p text:style-name="P58"/>
      <text:p text:style-name="P5"><text:span text:style-name="T13">E</text:span><text:span text:style-name="T12">x-tarifário</text:span><text:span text:style-name="T15"> → redução do II na importação de BK&amp;BIT </text:span><text:span text:style-name="T19">que </text:span><text:span text:style-name="T14">não</text:span><text:span text:style-name="T19"> tenham produção nacional.</text:span></text:p>
      <text:list xml:id="list180702480" text:style-name="L6">
        <text:list-item>
          <text:p text:style-name="P30"><text:span text:style-name="T19">I</text:span><text:span text:style-name="T15">I fica reduzido a 2%;</text:span></text:p>
        </text:list-item>
        <text:list-item>
          <text:p text:style-name="P59">redução tem vigência de 2 anos.</text:p>
        </text:list-item>
      </text:list>
      <text:p text:style-name="P60"/>
      <text:p text:style-name="P31"><text:span text:style-name="T12">Perfuração à TEC</text:span><text:span text:style-name="T15"> → quando no MERCOSUL é aprovada uma norma estabelecendo um nível de TEC </text:span><text:span text:style-name="T12">superior </text:span><text:span text:style-name="T15">ao </text:span><text:span text:style-name="T21">consolidado na OMC</text:span><text:span text:style-name="T15">, prevalece, para esse Estado-parte, a </text:span><text:span text:style-name="T12">tarifa consolidada</text:span><text:span text:style-name="T1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7797" officeooo:paragraph-rsid="000077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- MERCOSU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5T22:13:48.318000000</dc:date>
    <meta:editing-duration>PT1M42S</meta:editing-duration>
    <meta:editing-cycles>4</meta:editing-cycles>
    <meta:document-statistic meta:table-count="0" meta:image-count="0" meta:object-count="0" meta:page-count="3" meta:paragraph-count="81" meta:word-count="887" meta:character-count="5326" meta:non-whitespace-character-count="4582"/>
  </office:meta>
</office:document-meta>
</file>